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00%" style:snap-to-layout-gri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4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5" style:family="text">
      <style:text-properties style:font-name="Arial" fo:font-size="9pt" style:font-name-asian="Arial" style:font-size-asian="9pt" style:font-name-complex="Arial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9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10" style:family="text">
      <style:text-properties style:font-name="Arial" fo:font-size="10pt" style:font-name-asian="Arial" style:font-size-asian="10pt" style:font-name-complex="Arial"/>
    </style:style>
    <style:style style:name="T11" style:family="text">
      <style:text-properties style:font-name="Arial" fo:font-weight="bold" style:font-name-asian="Arial" style:font-weight-asian="bold" style:font-name-complex="Arial"/>
    </style:style>
    <style:style style:name="T12" style:family="text">
      <style:text-properties style:letter-kerning="false" style:font-size-complex="9pt"/>
    </style:style>
    <style:style style:name="T13" style:family="text">
      <style:text-properties style:letter-kerning="false" style:font-size-complex="10pt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6"><text:s/><text:bookmark text:name="_GoBack"/></text:p>
      <text:list xml:id="list461992338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2">Probabilidad y Estadística</text:p>
          </table:table-cell>
          <table:covered-table-cell/>
          <table:table-cell table:style-name="Tabla1.C4" table:number-columns-spanned="5" office:value-type="string">
            <text:p text:style-name="P11">V. DISTRIBUCION NORMAL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13">5.1 DE UN CONJUNTO DE DATOS DADOS EN CLASE, ANALIZA LA GRAFICA DE PROBABILIDAD NORMAL, SIN ERROR DE CONCEPTO.</text:p>
            <text:p text:style-name="P13">5.2 EXPLICA POR ESCRITO COMO SE RELACIONAN LAS DISTRIBUCIONES BINOMIAL Y DE POISSON CON LA DISTRIBUCION NORMAL, SIN ERROR DE CONCEPTO.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5"><text:s/></text:p>
            <text:p text:style-name="P17"><text:span text:style-name="T7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7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7">Campo Militar No. 1-K, Lomas de San Isidro, México, <text:s/>Viernes 14 de may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7">(J) Situación problema: (conflicto cognitivo</text:span><text:span text:style-name="T11">)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7">¿Cuál es el concepto de cálculo de probabilidad usando la distribución normal?</text:span></text:p>
            <text:p text:style-name="P1"><text:span text:style-name="T7">¿Cómo se relacionan las distribuciones binomial y de Poisson con la distribución norma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4"><text:span text:style-name="T9">IDENTIFICA MEDIANTE EL USO DE EJEMPLOS, LOS FENOMENOS QUE SIGUEN EL MODELO DE DISTRIBUCION NORMAL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7">(L) Metodología a desarrollar:</text:span><text:span text:style-name="T5"> </text:span></text:p>
          </table:table-cell>
          <table:table-cell table:style-name="Tabla1.A3" table:number-columns-spanned="3" office:value-type="string">
            <text:p text:style-name="P27"><text:span text:style-name="T7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4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7">(P) Indicadores de desempeño:</text:span><text:span text:style-name="T14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1479539580" text:style-name="WW8Num7">
              <text:list-item>
                <text:p text:style-name="P38">Se menciona el propósito del tema.</text:p>
              </text:list-item>
              <text:list-item>
                <text:p text:style-name="P37"><text:span text:style-name="T4">Se realizan las preguntas del Conflicto Cognitivo. </text:span></text:p>
              </text:list-item>
              <text:list-item>
                <text:p text:style-name="P39">Se dan las instrucciones pertinentes sobre las estrategias 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/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7">Realiza cálculos de probabilidades de eventos utilizando la distribución de probabilidad normal. Identifica las relaciones entre las distribuciones binomial y de Poisson con la distribución normal.</text:span></text:p>
          </table:table-cell>
          <table:covered-table-cell/>
          <table:table-cell table:style-name="Tabla1.G11" table:number-columns-spanned="3" office:value-type="string">
            <text:list xml:id="list1571568247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305800278708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5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5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388432533" text:style-name="WW8Num3">
              <text:list-item>
                <text:p text:style-name="P46"><text:span text:style-name="T4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<text:soft-page-break/>5 minutos de 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6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6"><text:span text:style-name="T1">60 minutos para la obtención probabilidades de eventos usando la distribución normal e identificación de las relaciones entre distribuciones de probabilidad.</text:span>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11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11">¿Qué tan preciso le pareció a usted el aprendizaje adquirido?</text:span></text:p>
            <text:p text:style-name="P1"><text:span text:style-name="T11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2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11">(S) Momentos de evaluación:</text:span><text:span text:style-name="T7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11">(V)Producto final:</text:span><text:span text:style-name="T4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1">Diagnóstica </text:p>
          </table:table-cell>
          <table:covered-table-cell/>
          <table:table-cell table:style-name="Tabla1.C18" office:value-type="string">
            <text:p text:style-name="P2"><text:span text:style-name="T11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8">Sistematizar e interpretar la información vertida por el personal discente, para dar la realimentación requerida.</text:span><text:span text:style-name="T15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584659227" text:style-name="WW8Num4">
              <text:list-item>
                <text:p text:style-name="P52"><text:span text:style-name="T7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3"><text:span text:style-name="T7">Ilustración del cálculo de probabilidades de eventos con la distribución de probabilidad normal de variables aleatorias continua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1">Sumativa. </text:p>
          </table:table-cell>
          <table:covered-table-cell/>
          <table:table-cell table:style-name="Tabla1.C19" office:value-type="string">
            <text:p text:style-name="P2"><text:span text:style-name="T11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1">Formativa. </text:p>
          </table:table-cell>
          <table:covered-table-cell/>
          <table:table-cell table:style-name="Tabla1.C20" office:value-type="string">
            <text:p text:style-name="P12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7">(W)Elaboró: Mediador.</text:span></text:p>
            <text:p text:style-name="P2"><text:span text:style-name="T7">C. I.I. en E. </text:span></text:p>
            <text:p text:style-name="P2"/>
            <text:p text:style-name="P55"><text:soft-page-break/>Lamberto Maza Casas</text:p>
            <text:p text:style-name="P54"><text:span text:style-name="T7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9"><text:s/></text:p>
            <text:p text:style-name="P9"><text:s/>Vo. <text:s text:c="17"/>Bo. </text:p>
            <text:p text:style-name="P2"><text:span text:style-name="T7">EL Tte. Cor. I. I., Jefe Sec. Académica. </text:span></text:p>
            <text:p text:style-name="P2"/>
            <text:p text:style-name="P56"><text:soft-page-break/><text:span text:style-name="T7">Omar Luna Ramírez</text:span></text:p>
            <text:p text:style-name="P56"><text:span text:style-name="T7">(</text:span><text:span text:style-name="T6">C-822090</text:span><text:span text:style-name="T7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10:00</dc:date>
    <meta:print-date>2019-10-03T23:31:00</meta:print-date>
    <meta:editing-cycles>226</meta:editing-cycles>
    <meta:editing-duration>PT11H47M</meta:editing-duration>
    <meta:document-statistic meta:table-count="1" meta:image-count="0" meta:object-count="0" meta:page-count="3" meta:paragraph-count="86" meta:word-count="475" meta:character-count="3592" meta:non-whitespace-character-count="2702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